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C80BFE8712ED31F2.jpg" manifest:media-type="image/jpeg"/>
  <manifest:file-entry manifest:full-path="Pictures/10000000000004880000028DC4471BB1AD50DCD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  <style:text-properties fo:color="#000000" style:font-name="Segoe UI Semibold" fo:font-size="26pt" fo:font-style="italic" fo:text-shadow="none" style:font-style-asian="italic" style:font-style-complex="italic"/>
    </style:style>
    <style:style style:name="P5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Segoe UI Semibold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/>
    </style:style>
    <style:style style:name="P6" style:family="paragraph">
      <style:paragraph-properties fo:margin-left="0cm" fo:margin-right="0cm" fo:text-align="start" fo:text-indent="0cm"/>
      <style:text-properties fo:color="#000000" style:font-name="Segoe UI Semibold" fo:font-size="26pt" fo:font-style="italic" fo:text-shadow="none" fo:font-weight="normal" style:font-style-asian="italic" style:font-weight-asian="normal" style:font-style-complex="italic" style:font-weight-complex="normal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EPISTLE</text:span></text:p>
            <text:p text:style-name="P1"><text:span text:style-name="T2">Philippians 3:17—4:1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5.146cm" svg:height="7.766cm" svg:x="1.524cm" svg:y="0.508cm">
          <draw:text-box>
            <text:p text:style-name="P4"><text:span text:style-name="T3">17</text:span><text:span text:style-name="T4">Brothers, join in imitating me, and keep your eyes on those who walk according to the example you have in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frame draw:style-name="gr4" draw:text-style-name="P5" draw:layer="layout" svg:width="25.146cm" svg:height="4.76cm" svg:x="1.524cm" svg:y="0.508cm">
          <draw:text-box>
            <text:p text:style-name="P4"><text:span text:style-name="T3"><text:s/></text:span><text:span text:style-name="T3">18</text:span><text:span text:style-name="T4">For many, of whom I have often told you and now tell you even with tears, walk as enemies of the cross of Christ. 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5" draw:layer="layout" svg:width="25.146cm" svg:height="5.08cm" svg:x="1.524cm" svg:y="0.508cm">
          <draw:text-box>
            <text:p text:style-name="P4"><text:span text:style-name="T3">19</text:span><text:span text:style-name="T4">Their end is destruction, their god is their belly, and they glory in their shame, with minds set on earthly thing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>
        <draw:frame draw:style-name="gr6" draw:text-style-name="P5" draw:layer="layout" svg:width="25.146cm" svg:height="3.302cm" svg:x="1.524cm" svg:y="0.508cm">
          <draw:text-box>
            <text:p text:style-name="P4"><text:span text:style-name="T3">20</text:span><text:span text:style-name="T4">But our citizenship is in heaven, and from it we await a Savior, the Lord Jesus Christ, 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">
        <draw:frame draw:style-name="gr5" draw:text-style-name="P5" draw:layer="layout" svg:width="25.146cm" svg:height="5.08cm" svg:x="1.524cm" svg:y="0.508cm">
          <draw:text-box>
            <text:p text:style-name="P6"><text:span text:style-name="T3">21</text:span><text:span text:style-name="T4">who will transform our lowly body to be like his glorious body, by the power that enables him even to subject all things to himself.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Default">
        <draw:frame draw:style-name="gr7" draw:text-style-name="P5" draw:layer="layout" svg:width="25.146cm" svg:height="4.826cm" svg:x="1.524cm" svg:y="0.508cm">
          <draw:text-box>
            <text:p text:style-name="P6"><text:span text:style-name="T3">1</text:span><text:span text:style-name="T4">Therefore, my brothers, whom I love and long for, my joy and crown, stand firm thus in the Lord, my belov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C80BFE8712ED31F2.jpg" xlink:type="simple" xlink:show="embed" xlink:actuate="onLoad"/>
    <draw:fill-image draw:name="Bitmap_20_2" draw:display-name="Bitmap 2" xlink:href="Pictures/100000000000042200000253C80BFE8712ED31F2.jpg" xlink:type="simple" xlink:show="embed" xlink:actuate="onLoad"/>
    <draw:fill-image draw:name="Bitmap_20_3" draw:display-name="Bitmap 3" xlink:href="Pictures/100000000000042200000253C80BFE8712ED31F2.jpg" xlink:type="simple" xlink:show="embed" xlink:actuate="onLoad"/>
    <draw:fill-image draw:name="Bitmap_20_4" draw:display-name="Bitmap 4" xlink:href="Pictures/100000000000042200000253C80BFE8712ED31F2.jpg" xlink:type="simple" xlink:show="embed" xlink:actuate="onLoad"/>
    <draw:fill-image draw:name="background" xlink:href="Pictures/10000000000004880000028DC4471BB1AD50DCD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9T23:03:49.225000000</meta:creation-date>
    <dc:date>2019-03-13T16:43:06.807000000</dc:date>
    <meta:editing-duration>PT12M21S</meta:editing-duration>
    <meta:editing-cycles>6</meta:editing-cycles>
    <meta:generator>LibreOffice/6.1.5.2$Windows_X86_64 LibreOffice_project/90f8dcf33c87b3705e78202e3df5142b201bd805</meta:generator>
    <meta:document-statistic meta:object-count="42"/>
  </office:meta>
</office:document-meta>
</file>